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E8B2A9B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  <style:text-properties fo:color="#ff0000"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17cm" svg:height="16.93cm" svg:x="0cm" svg:y="0.003cm">
          <draw:image xlink:href="Pictures/1000000000000320000001E0E8B2A9BA.png" xlink:type="simple" xlink:show="embed" xlink:actuate="onLoad">
            <text:p/>
          </draw:image>
        </draw:frame>
        <draw:rect draw:style-name="gr2" draw:text-style-name="P2" draw:layer="layout" svg:width="8.8cm" svg:height="1.6cm" svg:x="0.482cm" svg:y="1.7cm">
          <text:p text:style-name="P1"><text:span text:style-name="T1">STD_PUSHBT_TEL</text:span></text:p>
          <text:p text:style-name="P1"><text:span text:style-name="T1">RUN_python phone.py</text:span></text:p>
        </draw:rect>
        <draw:rect draw:style-name="gr2" draw:text-style-name="P3" draw:layer="layout" svg:width="7.5cm" svg:height="1.6cm" svg:x="0.5cm" svg:y="3.772cm">
          <text:p text:style-name="P1"><text:span text:style-name="T2">STD_PUSHBT_ASSIST</text:span></text:p>
          <text:p text:style-name="P1"><text:span text:style-name="T2">RUN_python assist.py</text:span></text:p>
        </draw:rect>
        <draw:rect draw:style-name="gr2" draw:text-style-name="P4" draw:layer="layout" svg:width="1.974cm" svg:height="1.372cm" svg:x="6.54cm" svg:y="15.184cm">
          <text:p text:style-name="P1"><text:span text:style-name="T3">STD_PUSHBT_SMS</text:span></text:p>
          <text:p text:style-name="P1"><text:span text:style-name="T3">RUN_python sms.py</text:span></text:p>
        </draw:rect>
        <draw:rect draw:style-name="gr2" draw:text-style-name="P4" draw:layer="layout" svg:width="1.974cm" svg:height="1.372cm" svg:x="0.54cm" svg:y="15.116cm">
          <text:p text:style-name="P1"><text:span text:style-name="T3">STD_PUSHBT_HOME</text:span></text:p>
          <text:p text:style-name="P1"><text:span text:style-name="T3">EMBD_QUITSCREEN</text:span></text:p>
        </draw:rect>
        <draw:rect draw:style-name="gr2" draw:text-style-name="P3" draw:layer="layout" svg:width="8.926cm" svg:height="1.6cm" svg:x="0.41cm" svg:y="12cm">
          <text:p text:style-name="P1"><text:span text:style-name="T2">STD_PUSHBT_PARAMS</text:span></text:p>
          <text:p text:style-name="P1"><text:span text:style-name="T2">RUN_python niy.py</text:span></text:p>
        </draw:rect>
        <draw:rect draw:style-name="gr2" draw:text-style-name="P5" draw:layer="layout" svg:width="2.328cm" svg:height="1.372cm" svg:x="9.553cm" svg:y="15.16cm">
          <text:p text:style-name="P1"><text:span text:style-name="T4">STD_PUSHBT_VOLMIN</text:span></text:p>
          <text:p text:style-name="P1"><text:span text:style-name="T4">EMBD_VOLMIN</text:span></text:p>
        </draw:rect>
        <draw:rect draw:style-name="gr2" draw:text-style-name="P5" draw:layer="layout" svg:width="2.328cm" svg:height="1.372cm" svg:x="12.774cm" svg:y="15.174cm">
          <text:p text:style-name="P1"><text:span text:style-name="T4">STD_PUSHBT_VOLPLUS</text:span></text:p>
          <text:p text:style-name="P1"><text:span text:style-name="T4">EMBD_VOLPLUS</text:span></text:p>
        </draw:rect>
        <draw:rect draw:style-name="gr2" draw:text-style-name="P3" draw:layer="layout" svg:width="7.2cm" svg:height="1.6cm" svg:x="0.5cm" svg:y="5.8cm">
          <text:p text:style-name="P1"><text:span text:style-name="T2">STD_PUSHBT_NAVIG</text:span></text:p>
          <text:p text:style-name="P1"><text:span text:style-name="T2">RUN_python niy.py</text:span></text:p>
        </draw:rect>
        <draw:rect draw:style-name="gr2" draw:text-style-name="P3" draw:layer="layout" svg:width="7.2cm" svg:height="1.476cm" svg:x="0.412cm" svg:y="7.924cm">
          <text:p text:style-name="P1"><text:span text:style-name="T2">STD_PUSHBT_ODB</text:span></text:p>
          <text:p text:style-name="P1"><text:span text:style-name="T2">RUN_python niy.py</text:span></text:p>
        </draw:rect>
        <draw:rect draw:style-name="gr2" draw:text-style-name="P3" draw:layer="layout" svg:width="7.5cm" svg:height="1.6cm" svg:x="0.46cm" svg:y="9.948cm">
          <text:p text:style-name="P1"><text:span text:style-name="T2">STD_PUSHBT_MULTIMEDIA</text:span></text:p>
          <text:p text:style-name="P1"><text:span text:style-name="T2">RUN_python niy.py</text:span></text:p>
        </draw:rect>
        <draw:rect draw:style-name="gr3" draw:text-style-name="P6" draw:layer="layout" svg:width="10.3cm" svg:height="1.7cm" svg:x="17.8cm" svg:y="14.9cm">
          <text:p text:style-name="P6"><text:span text:style-name="T5">STD_LABEL_ESSAI</text:span></text:p>
          <text:p text:style-name="P6"><text:span text:style-name="T5">EMBD_PRINT_Raspi CARPC V0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6T21:01:10</dc:date>
    <dc:creator>Gwéna LE YONDRE</dc:creator>
    <meta:editing-duration>PT5H24M57S</meta:editing-duration>
    <meta:editing-cycles>49</meta:editing-cycles>
    <meta:generator>OpenOffice/4.1.2$Unix OpenOffice.org_project/412m3$Build-9782</meta:generator>
    <meta:document-statistic meta:object-count="12"/>
  </office:meta>
</office:document-meta>
</file>